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haroni CLM" svg:font-family="'Aharoni CLM'" style:font-pitch="variable"/>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Aharoni CLM" fo:language="en" fo:country="US" officeooo:paragraph-rsid="001bf783"/>
    </style:style>
    <style:style style:name="P2" style:family="paragraph" style:parent-style-name="Text_20_body">
      <style:text-properties style:font-name="Aharoni CLM" fo:language="en" fo:country="US" officeooo:paragraph-rsid="001d0e43"/>
    </style:style>
    <style:style style:name="P3" style:family="paragraph" style:parent-style-name="Text_20_body">
      <style:text-properties style:font-name="Aharoni CLM" officeooo:paragraph-rsid="001d0e43"/>
    </style:style>
    <style:style style:name="P4" style:family="paragraph" style:parent-style-name="Text_20_body">
      <style:text-properties style:font-name="Aharoni CLM" officeooo:paragraph-rsid="00237c8f"/>
    </style:style>
    <style:style style:name="P5" style:family="paragraph" style:parent-style-name="Text_20_body">
      <style:text-properties style:font-name="Aharoni CLM" officeooo:paragraph-rsid="0027d67e"/>
    </style:style>
    <style:style style:name="P6" style:family="paragraph" style:parent-style-name="Heading_20_2">
      <style:text-properties style:font-name="Aharoni CLM" officeooo:paragraph-rsid="001bf783"/>
    </style:style>
    <style:style style:name="P7" style:family="paragraph" style:parent-style-name="Heading_20_3">
      <style:text-properties style:font-name="Aharoni CLM"/>
    </style:style>
    <style:style style:name="P8" style:family="paragraph" style:parent-style-name="Heading_20_3">
      <style:text-properties style:font-name="Aharoni CLM" officeooo:paragraph-rsid="0027d67e"/>
    </style:style>
    <style:style style:name="P9" style:family="paragraph" style:parent-style-name="Heading_20_3">
      <style:text-properties officeooo:paragraph-rsid="0027d67e"/>
    </style:style>
    <style:style style:name="T1" style:family="text">
      <style:text-properties fo:language="en" fo:country="US"/>
    </style:style>
    <style:style style:name="T2" style:family="text">
      <style:text-properties fo:language="en" fo:country="US" officeooo:rsid="0016c06a"/>
    </style:style>
    <style:style style:name="T3" style:family="text">
      <style:text-properties fo:language="en" fo:country="US" officeooo:rsid="001d0e43"/>
    </style:style>
    <style:style style:name="T4" style:family="text">
      <style:text-properties fo:language="en" fo:country="US" officeooo:rsid="0022fcf0"/>
    </style:style>
    <style:style style:name="T5" style:family="text">
      <style:text-properties style:font-name="DejaVu Sans" fo:font-size="9pt" fo:language="en" fo:country="US" style:font-size-asian="9pt" style:font-size-complex="9pt"/>
    </style:style>
    <style:style style:name="T6" style:family="text">
      <style:text-properties style:font-name="DejaVu Sans" fo:font-size="9pt" fo:language="en" fo:country="US" officeooo:rsid="0018fbaa" style:font-size-asian="9pt" style:font-size-complex="9pt"/>
    </style:style>
    <style:style style:name="T7" style:family="text">
      <style:text-properties style:font-name="DejaVu Sans" fo:font-size="9pt" fo:language="en" fo:country="US" officeooo:rsid="0019fa93" style:font-size-asian="9pt" style:font-size-complex="9pt"/>
    </style:style>
    <style:style style:name="T8" style:family="text">
      <style:text-properties officeooo:rsid="00268a58"/>
    </style:style>
    <style:style style:name="T9" style:family="text">
      <style:text-properties officeooo:rsid="0026a984"/>
    </style:style>
    <style:style style:name="T10" style:family="text">
      <style:text-properties fo:font-size="9pt" fo:language="en" fo:country="US" style:font-size-asian="9pt" style:font-size-complex="9pt"/>
    </style:style>
    <style:style style:name="T11" style:family="text">
      <style:text-properties fo:font-size="9pt" fo:language="en" fo:country="US" officeooo:rsid="0019fa93" style:font-size-asian="9pt" style:font-size-complex="9pt"/>
    </style:style>
    <style:style style:name="T12" style:family="text">
      <style:text-properties fo:font-size="9pt" fo:language="en" fo:country="US" officeooo:rsid="0018fbaa" style:font-size-asian="9pt" style:font-size-complex="9pt"/>
    </style:style>
    <style:style style:name="T13" style:family="text">
      <style:text-properties fo:font-size="9pt" fo:language="en" fo:country="US" officeooo:rsid="0026e998" style:font-size-asian="9pt" style:font-size-complex="9pt"/>
    </style:style>
    <style:style style:name="T14" style:family="text">
      <style:text-properties officeooo:rsid="00279c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Resistive pressure sensors</text:h>
      <text:p text:style-name="P5"><text:span text:style-name="T1">Resistive pressure sensors are sensors used to quantify a pressure and / or deduct a contact. By extension, these sensors are used to measure a linear or surface position. They are used in a large number of industrial applications because they can be produced at low cost from functional ink printing processes deposited on flexible plastic films. These sensors consist of three layers of functional inks (conductive / resistive / conductive) and one or two layers of </text:span><text:span text:style-name="T2">spacers</text:span><text:span text:style-name="T1">. Antistatic plastic packaging such as Velostat can be used to form the resistive layer. For this type of sensor, the pressure </text:span><text:span text:style-name="T2">applied onto the multilayer structure</text:span><text:span text:style-name="T1"> </text:span><text:span text:style-name="T2">increase</text:span><text:span text:style-name="T1"> the size of the contact between the different layers. The contact size </text:span><text:span text:style-name="T2">increase in combination with</text:span><text:span text:style-name="T1"> the pressure, </text:span><text:span text:style-name="T2">and <text:s/>this decrease </text:span><text:span text:style-name="T1">the </text:span><text:span text:style-name="T2">sensor </text:span><text:span text:style-name="T1">resistance. We can explain this by using Ohm's laws which describes the operation of resistors connected in parallel. </text:span><text:span text:style-name="T4">S</text:span><text:span text:style-name="T1">tronge</text:span><text:span text:style-name="T4">st</text:span><text:span text:style-name="T1"> the </text:span><text:span text:style-name="T4">pressure</text:span><text:span text:style-name="T1"> </text:span><text:span text:style-name="T4">is</text:span><text:span text:style-name="T1"> more resistances </text:span><text:span text:style-name="T4">are connected</text:span><text:span text:style-name="T1"> in parallel which divide according to the following formula: R = (R1 x R2) / (R1 + R2)<text:line-break/><text:line-break/></text:span><text:span text:style-name="T10">-</text:span><text:span text:style-name="T11">-</text:span><text:span text:style-name="T10">------ \ ____ / ------- &lt;- conductive layer<text:line-break/></text:span><text:span text:style-name="T12">- - </text:span><text:span text:style-name="T10">- - - - - - - - - - - - </text:span><text:span text:style-name="T13">- </text:span><text:span text:style-name="T10">&lt;- separator<text:line-break/>||||||||||||||| &lt;- resistive layer<text:line-break/></text:span><text:span text:style-name="T11">-</text:span><text:span text:style-name="T10">-----------------</text:span><text:span text:style-name="T12">---</text:span><text:span text:style-name="T10">----- &lt;- conductive layer<text:line-break/><text:line-break/></text:span><text:span text:style-name="T11">-</text:span><text:span text:style-name="T10">---- \ _________ / ---- &lt;- conductive layer<text:line-break/></text:span><text:span text:style-name="T11">- - - </text:span><text:span text:style-name="T10">- - - - - - - - - - - - &lt;- separator<text:line-break/></text:span><text:span text:style-name="T11">|</text:span><text:span text:style-name="T10">|||||||||||||| &lt;- resistive layer<text:line-break/></text:span><text:span text:style-name="T11">-----</text:span><text:span text:style-name="T10">-------------------- &lt;- conductive layer</text:span></text:p>
      <text:h text:style-name="P9" text:outline-level="3">Piezo-resistive pressure sensors</text:h>
      <text:p text:style-name="P1">Like resistive sensors, piezo-resistive pressure sensors are sensors used to quantify a pressure and / or deduce a contact. By extension, these sensors are used to measure a linear or surface position. Piezo-resistive sensors are distinguished from resistive sensors because they change the resistance to crushing. Piezo-resistive substrates are produced from processes for coating high-resilience materials such as foam or nonwoven. The main characteristics sought are a reduction in the electrical resistance caused by the compression of the material. There are also fibers with similar properties (cf: ...). To manufacture this type of sensor, it is possible to use antistatic foams used to pack electronic components. <text:span text:style-name="T14">T</text:span>his type of sensor <text:span text:style-name="T14">act like</text:span> a potentiometer.</text:p>
      <text:p text:style-name="P3"><text:span text:style-name="T1">---------------------- &lt;- conductive layer<text:line-break/>||||||||||||| &lt;- piezo-resistive layer<text:line-break/>---------------------- &lt;- conductive layer<text:line-break/></text:span></text:p>
      <text:h text:style-name="P8" text:outline-level="3"><text:soft-page-break/><text:span text:style-name="T1"><text:line-break/></text:span></text:h>
      <text:h text:style-name="P8" text:outline-level="3"><text:span text:style-name="T3">E</text:span><text:span text:style-name="T1">lectrical </text:span><text:span text:style-name="T3">characteristics</text:span></text:h>
      <text:p text:style-name="P2"><text:s/>The resistance of a resistive or piezo-resistive sensor varies in proportion to the pressure they receive. In the first case this variation is caused by the variation of the size of the contact between the different layers of the sensor, in the second, it is the crushing of the material which is at the origin of the variation of resistance. In both cases, the highest resistance value corresponds to the rest position (sensor released), and the lowest resistance value, to the sensor in working situation (sensor in limit of support). To interface these sensors it is necessary to build a voltage divider bridge by adding a fixed value resistor. The choice of this resistor determines the range of voltage variation at the output of the voltage divider bridge. (See: TODO, diagram and rule of the voltage divider bridge) …</text:p>
      <text:h text:style-name="P6" text:outline-level="2">Surface pressure sensors</text:h>
      <text:p text:style-name="P4"><text:span text:style-name="T1">The manufacture of a resistive or piezo-resistive surface pressure sensor requires playing on several parameters to be able to deduce the position of objects in support and movement on the sensor surface. At hardware level, the main difference between a simple resistive or piezo-resistive pressure sensor and a surface pressure sensor is in the implementation of the line / column mastering. To improve the tracking of moving objects on this type of sensors it is possible to implement a principle of inter-digitization (overlap between the rows and colum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haroni CLM" svg:font-family="'Aharoni CLM'" style:font-pitch="variable"/>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7:58:35.060864705</meta:creation-date>
    <dc:date>2019-12-12T00:41:47.465892967</dc:date>
    <meta:editing-duration>PT2H35M52S</meta:editing-duration>
    <meta:editing-cycles>17</meta:editing-cycles>
    <meta:generator>LibreOffice/5.2.7.2$Linux_X86_64 LibreOffice_project/20m0$Build-2</meta:generator>
    <meta:document-statistic meta:table-count="0" meta:image-count="0" meta:object-count="0" meta:page-count="2" meta:paragraph-count="10" meta:word-count="602" meta:character-count="3779" meta:non-whitespace-character-count="3180"/>
  </office:meta>
</office:document-meta>
</file>